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margin-left="0.4925in" fo:margin-right="0in" fo:text-indent="0in" style:auto-text-indent="false"/>
    </style:style>
    <style:style style:name="P3" style:family="paragraph" style:parent-style-name="Standard">
      <style:paragraph-properties fo:margin-left="0in" fo:margin-right="0in" fo:text-indent="0in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eb application for vocabulary practice – Arely, Cornelius, Ildus, Lily, Stefanie</text:p>
      <text:p text:style-name="Standard"/>
      <text:p text:style-name="Standard">Two modes:</text:p>
      <text:p text:style-name="Standard"><text:tab/>-practice and test </text:p>
      <text:p text:style-name="Standard"/>
      <text:p text:style-name="P1">practice: </text:p>
      <text:p text:style-name="Standard">Show the text of the workbook that corresponds to the vocabulary the student wants to practice. Mark up those words that he is supposed to learn e.g. with color. Provide a translation of the words for example via a mouseover</text:p>
      <text:p text:style-name="Standard"/>
      <text:p text:style-name="Standard">test: fill-in-the blank exercise</text:p>
      <text:p text:style-name="Standard"><text:tab/>-present the sentence, the word was introduced in</text:p>
      <text:p text:style-name="Standard"><text:tab/>-possibly two kinds of test: 1 trial or several given the chance to correct</text:p>
      <text:p text:style-name="Standard"/>
      <text:p text:style-name="Standard">kinds of feedback we could give:</text:p>
      <text:p text:style-name="Standard">- sounds similar by taking implementation of soundex</text:p>
      <text:p text:style-name="Standard">- similar meaning (WordNet and/or distributional semantics)</text:p>
      <text:p text:style-name="Standard">- spelling error (API?, levenshtein distance)</text:p>
      <text:p text:style-name="Standard">-grammar mistake:</text:p>
      <text:p text:style-name="Standard"><text:tab/>- missing 3rd person singular s</text:p>
      <text:p text:style-name="Standard"><text:tab/>-incorrect irregular<text:tab/></text:p>
      <text:p text:style-name="Standard"/>
      <text:p text:style-name="Standard">question: use non-base form occurences of the word? Maybe if the word was correct once...</text:p>
      <text:p text:style-name="Standard"/>
      <text:p text:style-name="Standard">context:</text:p>
      <text:p text:style-name="Standard">- try to vary the context</text:p>
      <text:p text:style-name="Standard">-use sentences from other modules as context</text:p>
      <text:p text:style-name="P2">- sentences have to be checked for unknown vocabulary</text:p>
      <text:p text:style-name="P2">-sentences have to be checked for unknown grammatical constructions </text:p>
      <text:p text:style-name="P2"/>
      <text:p text:style-name="P2"/>
      <text:p text:style-name="P3">Learner modelling:</text:p>
      <text:p text:style-name="P3">- keep track of known words</text:p>
      <text:p text:style-name="P3">- keep track of correct vs. Incorrect</text:p>
      <text:p text:style-name="P3">-keep track of known modules</text:p>
      <text:p text:style-name="P3">- keep track of kind of mistakes the student makes?</text:p>
      <text:p text:style-name="P3"/>
      <text:p text:style-name="P2"/>
      <text:p text:style-name="P2"/>
      <text:p text:style-name="P3"/>
      <text:p text:style-name="P3">Pos-tagger: Stanford</text:p>
      <text:p text:style-name="P3">Use of databas<text:tab/>e Derby for:</text:p>
      <text:p text:style-name="P3"><text:tab/>Word: entries: chapters, lemma, status, context sentence., first occurence...</text:p>
      <text:p text:style-name="P3"><text:tab/>Sentence: module</text:p>
      <text:p text:style-name="P3"><text:tab/>students: see learner modelling<text:tab/></text:p>
      <text:p text:style-name="P3"/>
      <text:p text:style-name="P3"/>
      <text:p text:style-name="P3">Problems:</text:p>
      <text:p text:style-name="P3"/>
      <text:p text:style-name="P3"><text:tab/>- the exercises of the textbook are not explicitly marked <text:s/>in the textfile, for the practice part we need to make sure to have only the real texts</text:p>
      <text:p text:style-name="P2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ie </meta:initial-creator>
    <meta:creation-date>2014-06-04T21:02:35.950375275</meta:creation-date>
    <dc:date>2014-06-05T11:33:55</dc:date>
    <meta:editing-duration>PT8M10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34" meta:word-count="249" meta:character-count="1543" meta:non-whitespace-character-count="1310"/>
  </office:meta>
</office:document-meta>
</file>